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it" fo:country="IT"/>
    </style:style>
    <style:style style:name="P2" style:family="paragraph" style:parent-style-name="Standard">
      <style:text-properties fo:language="it" fo:country="IT" officeooo:rsid="0014a0b8" officeooo:paragraph-rsid="0014a0b8"/>
    </style:style>
    <style:style style:name="P3" style:family="paragraph" style:parent-style-name="Standard">
      <style:text-properties officeooo:rsid="0014a0b8" officeooo:paragraph-rsid="0014a0b8"/>
    </style:style>
    <style:style style:name="P4" style:family="paragraph" style:parent-style-name="Standard">
      <style:text-properties officeooo:paragraph-rsid="00163c6b"/>
    </style:style>
    <style:style style:name="P5" style:family="paragraph" style:parent-style-name="Standard">
      <style:text-properties fo:font-size="14pt" fo:language="it" fo:country="IT" style:font-size-asian="14pt" style:font-size-complex="14pt"/>
    </style:style>
    <style:style style:name="P6" style:family="paragraph" style:parent-style-name="Standard">
      <style:text-properties fo:font-size="14pt" fo:language="it" fo:country="IT" officeooo:paragraph-rsid="00163c6b" style:font-size-asian="14pt" style:font-size-complex="14pt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fo:language="it" fo:country="IT" officeooo:rsid="0014a0b8" officeooo:paragraph-rsid="00163c6b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fo:language="it" fo:country="IT" officeooo:rsid="001dea1a" officeooo:paragraph-rsid="001dea1a"/>
    </style:style>
    <style:style style:name="P9" style:family="paragraph" style:parent-style-name="List_20_Paragraph">
      <style:paragraph-properties fo:margin-left="0in" fo:margin-right="0in" fo:text-indent="0in" style:auto-text-indent="false"/>
      <style:text-properties fo:language="it" fo:country="IT" officeooo:rsid="001f20e1" officeooo:paragraph-rsid="001f20e1"/>
    </style:style>
    <style:style style:name="P10" style:family="paragraph" style:parent-style-name="Standard" style:master-page-name="Standard">
      <style:paragraph-properties style:page-number="auto"/>
      <style:text-properties fo:font-size="16pt" fo:language="it" fo:country="IT" officeooo:rsid="0024fd90" officeooo:paragraph-rsid="0024fd90" style:font-size-asian="16pt" style:font-size-complex="16pt"/>
    </style:style>
    <style:style style:name="P11" style:family="paragraph" style:parent-style-name="Standard">
      <style:text-properties officeooo:paragraph-rsid="002585fc"/>
    </style:style>
    <style:style style:name="P12" style:family="paragraph" style:parent-style-name="Standard">
      <style:text-properties fo:language="it" fo:country="IT" officeooo:rsid="002585fc" officeooo:paragraph-rsid="002585fc"/>
    </style:style>
    <style:style style:name="P13" style:family="paragraph" style:parent-style-name="Standard">
      <style:paragraph-properties fo:margin-top="0in" fo:margin-bottom="0in" loext:contextual-spacing="false" style:line-height-at-least="0.198in"/>
      <style:text-properties fo:color="#d4d4d4" fo:background-color="#1e1e1e"/>
    </style:style>
    <style:style style:name="P14" style:family="paragraph" style:parent-style-name="List_20_Paragraph" style:list-style-name="WWNum1"/>
    <style:style style:name="P15" style:family="paragraph" style:parent-style-name="List_20_Paragraph" style:list-style-name="WWNum1">
      <style:text-properties fo:language="it" fo:country="IT"/>
    </style:style>
    <style:style style:name="P16" style:family="paragraph" style:parent-style-name="List_20_Paragraph" style:list-style-name="WWNum1">
      <style:text-properties fo:language="it" fo:country="IT" officeooo:paragraph-rsid="00163c6b"/>
    </style:style>
    <style:style style:name="P17" style:family="paragraph" style:parent-style-name="List_20_Paragraph" style:list-style-name="WWNum1">
      <style:text-properties fo:language="it" fo:country="IT" officeooo:paragraph-rsid="0014a0b8"/>
    </style:style>
    <style:style style:name="P18" style:family="paragraph" style:parent-style-name="List_20_Paragraph" style:list-style-name="WWNum1">
      <style:text-properties fo:language="it" fo:country="IT" officeooo:rsid="0014a0b8" officeooo:paragraph-rsid="0014a0b8"/>
    </style:style>
    <style:style style:name="P19" style:family="paragraph" style:parent-style-name="List_20_Paragraph" style:list-style-name="WWNum1">
      <style:text-properties fo:language="it" fo:country="IT" officeooo:rsid="001b9d6b" officeooo:paragraph-rsid="001b9d6b"/>
    </style:style>
    <style:style style:name="P20" style:family="paragraph" style:parent-style-name="List_20_Paragraph" style:list-style-name="WWNum1">
      <style:text-properties fo:language="it" fo:country="IT" officeooo:rsid="001b9d6b" officeooo:paragraph-rsid="002585fc"/>
    </style:style>
    <style:style style:name="P21" style:family="paragraph" style:parent-style-name="List_20_Paragraph" style:list-style-name="L1">
      <style:text-properties fo:language="it" fo:country="IT" officeooo:rsid="0021deed" officeooo:paragraph-rsid="0021deed"/>
    </style:style>
    <style:style style:name="P22" style:family="paragraph" style:parent-style-name="List_20_Paragraph" style:list-style-name="L1">
      <style:text-properties fo:language="it" fo:country="IT" officeooo:rsid="0021deed" officeooo:paragraph-rsid="002585fc"/>
    </style:style>
    <style:style style:name="P23" style:family="paragraph" style:parent-style-name="List_20_Paragraph" style:list-style-name="L1">
      <style:text-properties fo:language="it" fo:country="IT" officeooo:rsid="0021115f" officeooo:paragraph-rsid="0021115f"/>
    </style:style>
    <style:style style:name="P24" style:family="paragraph" style:parent-style-name="List_20_Paragraph" style:list-style-name="L2">
      <style:text-properties fo:language="it" fo:country="IT" officeooo:rsid="001dea1a" officeooo:paragraph-rsid="001dea1a"/>
    </style:style>
    <style:style style:name="P25" style:family="paragraph" style:parent-style-name="List_20_Paragraph" style:list-style-name="L2">
      <style:text-properties fo:language="it" fo:country="IT" officeooo:rsid="001c5f13" officeooo:paragraph-rsid="001dea1a"/>
    </style:style>
    <style:style style:name="P26" style:family="paragraph" style:parent-style-name="List_20_Paragraph" style:list-style-name="WWNum1">
      <style:text-properties fo:language="it" fo:country="IT" officeooo:rsid="002585fc" officeooo:paragraph-rsid="002585fc"/>
    </style:style>
    <style:style style:name="P27" style:family="paragraph" style:parent-style-name="List_20_Paragraph" style:list-style-name="L1">
      <style:text-properties fo:language="it" fo:country="IT" officeooo:rsid="00276944" officeooo:paragraph-rsid="00276944"/>
    </style:style>
    <style:style style:name="P28" style:family="paragraph" style:parent-style-name="List_20_Paragraph" style:list-style-name="WWNum1">
      <style:text-properties officeooo:rsid="0016d7c2" officeooo:paragraph-rsid="0016d7c2"/>
    </style:style>
    <style:style style:name="P29" style:family="paragraph" style:parent-style-name="List_20_Paragraph" style:list-style-name="L2">
      <style:text-properties officeooo:paragraph-rsid="001dea1a"/>
    </style:style>
    <style:style style:name="P30" style:family="paragraph" style:parent-style-name="List_20_Paragraph" style:list-style-name="L2">
      <style:text-properties officeooo:rsid="001dea1a" officeooo:paragraph-rsid="001dea1a"/>
    </style:style>
    <style:style style:name="P31" style:family="paragraph" style:parent-style-name="List_20_Paragraph" style:list-style-name="L2">
      <style:text-properties fo:font-size="11pt" fo:language="it" fo:country="IT" officeooo:rsid="00163c6b" officeooo:paragraph-rsid="001dea1a" style:font-size-asian="9.60000038146973pt" style:font-size-complex="11pt"/>
    </style:style>
    <style:style style:name="P32" style:family="paragraph" style:parent-style-name="List_20_Paragraph" style:list-style-name="L3"/>
    <style:style style:name="P33" style:family="paragraph" style:parent-style-name="List_20_Paragraph" style:list-style-name="L4"/>
    <style:style style:name="P34" style:family="paragraph" style:parent-style-name="List_20_Paragraph" style:list-style-name="L4">
      <style:text-properties officeooo:rsid="002585fc" officeooo:paragraph-rsid="002585fc"/>
    </style:style>
    <style:style style:name="P35" style:family="paragraph" style:parent-style-name="List_20_Paragraph">
      <style:paragraph-properties fo:margin-left="0in" fo:margin-right="0in" fo:text-indent="0in" style:auto-text-indent="false"/>
      <style:text-properties fo:font-size="11pt" fo:language="it" fo:country="IT" officeooo:rsid="00163c6b" officeooo:paragraph-rsid="001c5f13" style:font-size-asian="9.60000038146973pt" style:font-size-complex="11pt"/>
    </style:style>
    <style:style style:name="T1" style:family="text">
      <style:text-properties fo:language="it" fo:country="IT"/>
    </style:style>
    <style:style style:name="T2" style:family="text">
      <style:text-properties fo:language="it" fo:country="IT" officeooo:rsid="0014a0b8"/>
    </style:style>
    <style:style style:name="T3" style:family="text">
      <style:text-properties fo:language="it" fo:country="IT" fo:font-weight="bold" style:font-weight-asian="bold" style:font-weight-complex="bold"/>
    </style:style>
    <style:style style:name="T4" style:family="text">
      <style:text-properties fo:language="it" fo:country="IT" fo:font-weight="bold" officeooo:rsid="0014a0b8" style:font-weight-asian="bold" style:font-weight-complex="bold"/>
    </style:style>
    <style:style style:name="T5" style:family="text">
      <style:text-properties fo:language="it" fo:country="IT" officeooo:rsid="00163c6b"/>
    </style:style>
    <style:style style:name="T6" style:family="text">
      <style:text-properties fo:language="it" fo:country="IT" officeooo:rsid="0016d7c2"/>
    </style:style>
    <style:style style:name="T7" style:family="text">
      <style:text-properties fo:language="it" fo:country="IT" officeooo:rsid="00187dc1"/>
    </style:style>
    <style:style style:name="T8" style:family="text">
      <style:text-properties fo:language="it" fo:country="IT" officeooo:rsid="001a701a"/>
    </style:style>
    <style:style style:name="T9" style:family="text">
      <style:text-properties fo:language="it" fo:country="IT" officeooo:rsid="001c5f13"/>
    </style:style>
    <style:style style:name="T10" style:family="text">
      <style:text-properties fo:language="it" fo:country="IT" officeooo:rsid="001dea1a"/>
    </style:style>
    <style:style style:name="T11" style:family="text">
      <style:text-properties fo:language="it" fo:country="IT" officeooo:rsid="0021deed"/>
    </style:style>
    <style:style style:name="T12" style:family="text">
      <style:text-properties fo:language="it" fo:country="IT" officeooo:rsid="002585fc"/>
    </style:style>
    <style:style style:name="T13" style:family="text">
      <style:text-properties fo:font-size="11pt" fo:language="it" fo:country="IT" officeooo:rsid="00163c6b" style:font-size-asian="11pt" style:font-size-complex="11pt"/>
    </style:style>
    <style:style style:name="T14" style:family="text">
      <style:text-properties fo:font-size="11pt" fo:language="it" fo:country="IT" officeooo:rsid="00187dc1" style:font-size-asian="11pt" style:font-size-complex="11pt"/>
    </style:style>
    <style:style style:name="T15" style:family="text">
      <style:text-properties fo:font-size="11pt" fo:language="it" fo:country="IT" officeooo:rsid="001dea1a" style:font-size-asian="9.60000038146973pt" style:font-size-complex="11pt"/>
    </style:style>
    <style:style style:name="T16" style:family="text">
      <style:text-properties fo:font-size="11pt" officeooo:rsid="001c5f13" style:font-size-asian="9.60000038146973pt" style:font-size-complex="11pt"/>
    </style:style>
    <style:style style:name="T17" style:family="text">
      <style:text-properties officeooo:rsid="0021deed"/>
    </style:style>
    <style:style style:name="T18" style:family="text">
      <style:text-properties officeooo:rsid="002585fc"/>
    </style:style>
    <style:style style:name="T19" style:family="text">
      <style:text-properties officeooo:rsid="0014a0b8"/>
    </style:style>
    <style:style style:name="T20" style:family="text">
      <style:text-properties style:font-name="Droid Sans Mono" fo:font-size="10.5pt" fo:font-weight="normal"/>
    </style:style>
    <style:style style:name="T21" style:family="text">
      <style:text-properties fo:color="#dcdcaa" style:font-name="Droid Sans Mono" fo:font-size="10.5pt" fo:font-weight="normal"/>
    </style:style>
    <style:style style:name="T22" style:family="text">
      <style:text-properties officeooo:rsid="002769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SSA, Energy Saving Smart-Home Application</text:p>
      <text:p text:style-name="P6">Modulo Room</text:p>
      <text:p text:style-name="P11"><text:span text:style-name="T1">Questo modulo monitora la temperatura </text:span><text:span text:style-name="T6">e</text:span><text:span text:style-name="T1"> l’umidità della stanza </text:span><text:span text:style-name="T12">e</text:span><text:span text:style-name="T7"> </text:span><text:span text:style-name="T12">t</text:span><text:span text:style-name="T1">ramite un servomotore controlla il flusso d’aria in ingresso, </text:span><text:span text:style-name="T12">in base al rilevato movimento attiva la modalità Eco che riduce la temperatura target di un valore predefinito.</text:span></text:p>
      <text:p text:style-name="P11"><text:span text:style-name="T12">I</text:span><text:span text:style-name="T1">nvia in modo periodico i dati </text:span><text:span text:style-name="T12">relativi allo status della room:</text:span></text:p>
      <text:list xml:id="list2075371237" text:style-name="L4">
        <text:list-item>
          <text:p text:style-name="P33">Temperatura</text:p>
        </text:list-item>
        <text:list-item>
          <text:p text:style-name="P33">Umidità</text:p>
        </text:list-item>
        <text:list-item>
          <text:p text:style-name="P34">Gas</text:p>
        </text:list-item>
        <text:list-item>
          <text:p text:style-name="P33">movimento</text:p>
        </text:list-item>
        <text:list-item>
          <text:p text:style-name="P33"><text:span text:style-name="T1">P</text:span><text:span text:style-name="T12">osizione</text:span><text:span text:style-name="T1"> Valvola</text:span></text:p>
        </text:list-item>
        <text:list-item>
          <text:p text:style-name="P33">Eco</text:p>
        </text:list-item>
      </text:list>
      <text:p text:style-name="P12">Hardware:</text:p>
      <text:list xml:id="list1977602657" text:style-name="WWNum1">
        <text:list-item>
          <text:p text:style-name="P16">DHT22 Sensore temperatura ed umidità</text:p>
        </text:list-item>
        <text:list-item>
          <text:p text:style-name="P26">MQ4</text:p>
        </text:list-item>
        <text:list-item>
          <text:p text:style-name="P28"><text:span text:style-name="T5">P</text:span><text:span text:style-name="T1">IR</text:span></text:p>
        </text:list-item>
        <text:list-item>
          <text:p text:style-name="P16">Servomotore per controllo flusso in ingresso</text:p>
        </text:list-item>
        <text:list-item>
          <text:p text:style-name="P19">led di errore</text:p>
        </text:list-item>
        <text:list-item>
          <text:p text:style-name="P19">led di raggiungimento temperatura desiderata (intensità proporzionale)</text:p>
        </text:list-item>
        <text:list-item>
          <text:p text:style-name="P20">led modalità risparmio (non c’è nessuno)</text:p>
        </text:list-item>
        <text:list-item>
          <text:p text:style-name="P20"><text:span text:style-name="T19">Xbee Pro</text:span></text:p>
        </text:list-item>
      </text:list>
      <text:p text:style-name="P7"/>
      <text:p text:style-name="P9">Setup:</text:p>
      <text:list xml:id="list3576501954" text:style-name="L1">
        <text:list-item>
          <text:p text:style-name="P22">check <text:span text:style-name="T22">leds</text:span></text:p>
        </text:list-item>
        <text:list-item>
          <text:p text:style-name="P21">check <text:span text:style-name="T22">sensors</text:span></text:p>
        </text:list-item>
        <text:list-item>
          <text:p text:style-name="P27">check valve</text:p>
        </text:list-item>
        <text:list-item>
          <text:p text:style-name="P23">check connection, invio pacchetto <text:span text:style-name="T17">init</text:span></text:p>
          <text:list>
            <text:list-item>
              <text:p text:style-name="P21">aspetto ack <text:span text:style-name="T22">con </text:span>parametri iniziali di settaggio</text:p>
            </text:list-item>
          </text:list>
        </text:list-item>
      </text:list>
      <text:p text:style-name="P9"/>
      <text:p text:style-name="P8">Running:</text:p>
      <text:list xml:id="list3692635083" text:style-name="L2">
        <text:list-item>
          <text:p text:style-name="P29"><text:span text:style-name="T9">G</text:span><text:span text:style-name="T10">estione</text:span></text:p>
          <text:list>
            <text:list-item>
              <text:p text:style-name="P30"><text:span text:style-name="T1">lettura temperatura e umidità </text:span><text:span text:style-name="T11">(2s)</text:span></text:p>
            </text:list-item>
            <text:list-item>
              <text:p text:style-name="P24">lettura livello gas</text:p>
            </text:list-item>
            <text:list-item>
              <text:p text:style-name="P24">lettura presenza di movimento</text:p>
            </text:list-item>
            <text:list-item>
              <text:p text:style-name="P24">posizione valvola</text:p>
            </text:list-item>
          </text:list>
        </text:list-item>
        <text:list-item>
          <text:p text:style-name="P25">Ricezione parametri</text:p>
          <text:list>
            <text:list-item>
              <text:p text:style-name="P29"><text:span text:style-name="T5">ricezione </text:span><text:span text:style-name="T7">settings</text:span></text:p>
            </text:list-item>
            <text:list-item>
              <text:p text:style-name="P29"><text:span text:style-name="T13">Gestione eventi di errore </text:span><text:span text:style-name="T14">(mancata ricezione)</text:span></text:p>
            </text:list-item>
          </text:list>
        </text:list-item>
        <text:list-item>
          <text:p text:style-name="P29"><text:span text:style-name="T15">I</text:span><text:span text:style-name="T16">nvio periodico parametri</text:span></text:p>
          <text:list>
            <text:list-item>
              <text:p text:style-name="P31">Invio stato della room</text:p>
            </text:list-item>
          </text:list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5"><text:soft-page-break/>Modulo Central Unit</text:p>
      <text:p text:style-name="P2">Questo modulo è implementato come due task sulla stm32f4, un task che si occupa di gestire il touch screen per ricevere gli eventi ed un altro per rappresentare lo stato del sistema.</text:p>
      <text:list xml:id="list230444222208733" text:continue-list="list1977602657" text:style-name="WWNum1">
        <text:list-item>
          <text:p text:style-name="P17">LCD Touch Screen</text:p>
        </text:list-item>
        <text:list-item>
          <text:p text:style-name="P18">Xbee Pro</text:p>
        </text:list-item>
      </text:list>
      <text:p text:style-name="P2">Lo stato del sistema viene rappresentato come una pagina principale per i settaggi ed una per ogni stanza (2).</text:p>
      <text:p text:style-name="P3"><text:span text:style-name="T3">Pagina principale</text:span><text:span text:style-name="T1">, mostra la temperatura media, </text:span><text:span text:style-name="T8">umidità media, movimento in almeno una stanza</text:span><text:span text:style-name="T1">, permette di imporre un limite massimo e minimo per i settaggi.</text:span></text:p>
      <text:p text:style-name="P4"><text:span text:style-name="T4">Pagina Room</text:span><text:span text:style-name="T2">, mostra i dati in real-time provenienti dalla room, è possibile settare la temperatura desiderata.</text:span></text:p>
      <text:list xml:id="list2806263437" text:style-name="L3">
        <text:list-item>
          <text:p text:style-name="P32">gestione eventi errore</text:p>
        </text:list-item>
        <text:list-item>
          <text:p text:style-name="P32"><text:span text:style-name="T2">i</text:span><text:span text:style-name="T5">nvio periodico status stanza (frequenza bassa per risparmio energetico)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--------</text:p>
      <text:p text:style-name="P1">Modulo Scambiatore</text:p>
      <text:p text:style-name="P1">L’impianto di riscaldamento viene avviato tramite un relè optoisolato, e tramite un sensore di temperatura prendo la temperatura dello scambiatore in modo da regolare la velocità della ventola, la temperatura dello scambiatore non deve superare la temperatura di funzionamento.</text:p>
      <text:p text:style-name="P1">Nel caso in cui la temperatura dello scambiatore supera i valori prefissati, il sistema di riscaldamento viene spento e segnalato il malfunzionamento</text:p>
      <text:list xml:id="list230445275669474" text:continue-list="list230444222208733" text:style-name="WWNum1">
        <text:list-item>
          <text:p text:style-name="P15">Sonda temperatura 18B20 per Temperatura Scambiatore</text:p>
        </text:list-item>
        <text:list-item>
          <text:p text:style-name="P14"><text:span text:style-name="T1">Sonda temperatura 18B20 </text:span><text:bookmark text:name="_GoBack"/><text:span text:style-name="T1">per Temperatura Aria calda</text:span></text:p>
        </text:list-item>
        <text:list-item>
          <text:p text:style-name="P15">12V Fan</text:p>
        </text:list-item>
        <text:list-item>
          <text:p text:style-name="P15">12V Peltier Cell</text:p>
        </text:list-item>
        <text:list-item>
          <text:p text:style-name="P15">Dissipatore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vanni Falzone</meta:initial-creator>
    <meta:editing-cycles>13</meta:editing-cycles>
    <meta:creation-date>2019-02-04T16:28:00</meta:creation-date>
    <dc:date>2019-05-20T23:04:43.447419029</dc:date>
    <meta:editing-duration>PT1H10M11S</meta:editing-duration>
    <meta:generator>LibreOffice/6.0.7.3$Linux_X86_64 LibreOffice_project/00m0$Build-3</meta:generator>
    <meta:document-statistic meta:table-count="0" meta:image-count="0" meta:object-count="0" meta:page-count="2" meta:paragraph-count="54" meta:word-count="378" meta:character-count="2434" meta:non-whitespace-character-count="21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